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153in" fo:margin-left="0in" fo:margin-top="0in" fo:margin-bottom="0in" table:align="left" style:writing-mode="lr-tb"/>
    </style:style>
    <style:style style:name="Table1.A" style:family="table-column">
      <style:table-column-properties style:column-width="3.5583in"/>
    </style:style>
    <style:style style:name="Table1.B" style:family="table-column">
      <style:table-column-properties style:column-width="3.5569in"/>
    </style:style>
    <style:style style:name="Table1.1" style:family="table-row">
      <style:table-row-properties style:min-row-height="1.091in" fo:keep-together="auto"/>
    </style:style>
    <style:style style:name="Table1.A1" style:family="table-cell">
      <style:table-cell-properties fo:padding-left="0.1042in" fo:padding-right="0.1042in" fo:padding-top="0.0521in" fo:padding-bottom="0.0521in" fo:border="none"/>
    </style:style>
    <style:style style:name="Table1.2" style:family="table-row">
      <style:table-row-properties style:min-row-height="0.0146in" fo:keep-together="auto"/>
    </style:style>
    <style:style style:name="P1" style:family="paragraph" style:parent-style-name="Standard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officeooo:paragraph-rsid="0015ae51"/>
    </style:style>
    <style:style style:name="P3" style:family="paragraph" style:parent-style-name="Standard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loext:graphic-properties draw:fill="solid" draw:fill-color="#ffffff"/>
      <style:paragraph-properties fo:margin-top="0in" fo:margin-bottom="0in" style:contextual-spacing="false" fo:line-height="150%" fo:background-color="#ffffff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loext:graphic-properties draw:fill="solid" draw:fill-color="#ffffff"/>
      <style:paragraph-properties fo:margin-top="0.0835in" fo:margin-bottom="0.0835in" style:contextual-spacing="false" fo:line-height="115%" fo:text-align="justify" style:justify-single-word="false" fo:background-color="#ffffff"/>
      <style:text-properties fo:color="#000000" loext:opacity="100%" style:font-name="Times New Roman" fo:font-size="12pt" officeooo:paragraph-rsid="0015ae51" style:font-name-asian="Times New Roman1" style:font-size-asian="12pt" style:font-name-complex="Times New Roman1" style:font-size-complex="12pt"/>
    </style:style>
    <style:style style:name="P7" style:family="paragraph" style:parent-style-name="Standard">
      <loext:graphic-properties draw:fill="solid" draw:fill-color="#ffffff"/>
      <style:paragraph-properties fo:margin-top="0.0835in" fo:margin-bottom="0.0835in" style:contextual-spacing="false" fo:line-height="115%" fo:background-color="#ffffff"/>
      <style:text-properties fo:color="#000000" loext:opacity="100%" style:font-name="Times New Roman" fo:font-size="12pt" officeooo:paragraph-rsid="0015ae51" style:font-name-asian="Times New Roman1" style:font-size-asian="12pt" style:font-name-complex="Times New Roman1" style:font-size-complex="12pt"/>
    </style:style>
    <style:style style:name="P8" style:family="paragraph" style:parent-style-name="Standard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9" style:family="paragraph" style:parent-style-name="Standard">
      <loext:graphic-properties draw:fill="solid" draw:fill-color="#ffffff"/>
      <style:paragraph-properties fo:margin-top="0.0835in" fo:margin-bottom="0.0835in" style:contextual-spacing="false" fo:line-height="115%" fo:background-color="#ffffff"/>
    </style:style>
    <style:style style:name="P10" style:family="paragraph" style:parent-style-name="Standard">
      <style:paragraph-properties fo:margin-top="0.0835in" fo:margin-bottom="0.0835in" style:contextual-spacing="false" fo:line-height="115%" fo:text-align="justify" style:justify-single-word="false"/>
    </style:style>
    <style:style style:name="P11" style:family="paragraph" style:parent-style-name="Standard">
      <loext:graphic-properties draw:fill="solid" draw:fill-color="#ffffff"/>
      <style:paragraph-properties fo:margin-top="0.0835in" fo:margin-bottom="0.0835in" style:contextual-spacing="false" fo:line-height="115%" fo:background-color="#ffffff"/>
      <style:text-properties officeooo:paragraph-rsid="0015ae51"/>
    </style:style>
    <style:style style:name="P12" style:family="paragraph" style:parent-style-name="Standard">
      <loext:graphic-properties draw:fill="solid" draw:fill-color="#ffffff"/>
      <style:paragraph-properties fo:margin-top="0.0835in" fo:margin-bottom="0.0835in" style:contextual-spacing="false" fo:line-height="115%" fo:background-color="#ffffff"/>
      <style:text-properties officeooo:paragraph-rsid="00161e06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style:font-name="Times New Roman" fo:font-size="12pt" fo:font-weight="bold" officeooo:paragraph-rsid="0015ae51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/>
      <style:text-properties fo:color="#7030a0" loext:opacity="100%" style:font-name="Times New Roman" fo:font-size="12pt" officeooo:paragraph-rsid="00186c9f" style:font-size-asian="12pt" style:font-name-complex="Times New Roman1" style:font-size-complex="12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break-before="page"/>
      <style:text-properties fo:color="#7030a0" loext:opacity="100%" style:font-name="Times New Roman" fo:font-size="12pt" officeooo:rsid="0015ae51" officeooo:paragraph-rsid="001725a9" style:font-size-asian="12pt" style:font-name-complex="Times New Roman1" style:font-size-complex="12pt"/>
    </style:style>
    <style:style style:name="P20" style:family="paragraph" style:parent-style-name="Standard" style:master-page-name="First_20_Page">
      <loext:graphic-properties draw:fill="solid" draw:fill-color="#ffffff"/>
      <style:paragraph-properties fo:margin-top="0in" fo:margin-bottom="0in" style:contextual-spacing="false" fo:line-height="150%" fo:text-align="center" style:justify-single-word="false" style:page-number="auto" fo:background-color="#ffffff"/>
      <style:text-properties officeooo:paragraph-rsid="001725a9"/>
    </style:style>
    <style:style style:name="T1" style:family="text">
      <style:text-properties fo:color="#7030a0" loext:opacity="100%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7030a0" loext:opacity="100%" style:font-name="Times New Roman" fo:font-size="12pt" officeooo:rsid="0015ae51" style:font-name-asian="Times New Roman1" style:font-size-asian="12pt" style:font-name-complex="Times New Roman1" style:font-size-complex="12pt"/>
    </style:style>
    <style:style style:name="T3" style:family="text">
      <style:text-properties fo:color="#ff0000" loext:opacity="100%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ff0000" loext:opacity="100%" style:font-name="Times New Roman" fo:font-size="12pt" officeooo:rsid="0015ae51" style:font-name-asian="Times New Roman1" style:font-size-asian="12pt" style:font-name-complex="Times New Roman1" style:font-size-complex="12pt"/>
    </style:style>
    <style:style style:name="T5" style:family="text">
      <style:text-properties fo:color="#ff0000" loext:opacity="100%" style:font-name="Times New Roman" fo:font-size="12pt" officeooo:rsid="001725a9" style:font-name-asian="Times New Roman1" style:font-size-asian="12pt" style:font-name-complex="Times New Roman1" style:font-size-complex="12pt"/>
    </style:style>
    <style:style style:name="T6" style:family="text">
      <style:text-properties fo:color="#ff0000" loext:opacity="100%" officeooo:rsid="001725a9" style:font-name-asian="Times New Roman1"/>
    </style:style>
    <style:style style:name="T7" style:family="text">
      <style:text-properties fo:color="#ff0000" loext:opacity="100%" officeooo:rsid="0015ae51" style:font-name-asian="Times New Roman1"/>
    </style:style>
    <style:style style:name="T8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9" style:family="text">
      <style:text-properties fo:color="#000000" loext:opacity="100%" style:font-name="Times New Roman" fo:font-size="12pt" fo:font-weight="bold" officeooo:rsid="0015ae51" style:font-name-asian="Times New Roman1" style:font-size-asian="12pt" style:font-weight-asian="bold" style:font-name-complex="Times New Roman1" style:font-size-complex="12pt" style:font-weight-complex="bold"/>
    </style:style>
    <style:style style:name="T10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fo:color="#000000" loext:opacity="100%" style:font-name="Times New Roman" fo:font-size="12pt" officeooo:rsid="0015ae51" style:font-name-asian="Times New Roman1" style:font-size-asian="12pt" style:font-name-complex="Times New Roman1" style:font-size-complex="12pt"/>
    </style:style>
    <style:style style:name="T12" style:family="text">
      <style:text-properties fo:color="#000000" loext:opacity="100%" style:font-name="Times New Roman" fo:font-size="12pt" officeooo:rsid="00161e06" style:font-name-asian="Times New Roman1" style:font-size-asian="12pt" style:font-name-complex="Times New Roman1" style:font-size-complex="12pt"/>
    </style:style>
    <style:style style:name="T13" style:family="text"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4" style:family="text">
      <style:text-properties fo:color="#000000" loext:opacity="100%" officeooo:rsid="0015ae51"/>
    </style:style>
    <style:style style:name="T15" style:family="text">
      <style:text-properties style:font-name="Times New Roman" fo:font-size="12pt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15ae51" style:font-size-asian="12pt" style:font-name-complex="Times New Roman1" style:font-size-complex="12pt"/>
    </style:style>
    <style:style style:name="T17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8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9" style:family="text">
      <style:text-properties officeooo:rsid="0015ae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{</text:span><text:span text:style-name="T2">#c = d.create_company.approve</text:span><text:span text:style-name="T1">}{</text:span><text:span text:style-name="T2">#o = d.create_company.approve.origin_person</text:span><text:span text:style-name="T1">}</text:span><text:span text:style-name="T3">{</text:span><text:span text:style-name="T4">$o[i].</text:span><text:span text:style-name="T5">present_person:ifEQ(</text:span><text:span text:style-name="T4">'organization'</text:span><text:span text:style-name="T5">):showBegin</text:span><text:span text:style-name="T3">}</text:span><text:span text:style-name="T8">CỘNG HÒA XÃ HỘI CHỦ NGHĨA VIỆT NAM</text:span><text:span text:style-name="T10"><text:line-break/></text:span><text:span text:style-name="T8">Độc lập – Tự do – Hạnh phúc</text:span><text:span text:style-name="T10"><text:line-break/></text:span><text:span text:style-name="T8">————————</text:span></text:p>
      <text:p text:style-name="P8">{<text:span text:style-name="T19">$c.</text:span>core.address.city}, ngày {<text:span text:style-name="T19">d.</text:span>date} tháng {<text:span text:style-name="T19">d.</text:span>month} năm {<text:span text:style-name="T19">d.</text:span>year}</text:p>
      <text:p text:style-name="P3"/>
      <text:p text:style-name="P1"><text:span text:style-name="T8">VĂN BẢN ỦY QUYỀN</text:span><text:span text:style-name="T10"><text:line-break/></text:span><text:span text:style-name="T13">V/v: Cử người đại diện ủy quyền của thành viên là tổ chức</text:span></text:p>
      <text:p text:style-name="P4"/>
      <text:p text:style-name="P9"><text:span text:style-name="T10">Tên doanh nghiệp: </text:span><text:span text:style-name="T15">{</text:span><text:span text:style-name="T16">$o[i]</text:span><text:span text:style-name="T15">.</text:span><text:span text:style-name="T16">organization.name</text:span><text:span text:style-name="T10">:</text:span><text:span text:style-name="T11">upperCase()</text:span><text:span text:style-name="T10">}</text:span></text:p>
      <text:p text:style-name="P7">Mã số pháp nhân: {<text:span text:style-name="T19">$o[i].</text:span>organization.mst}</text:p>
      <text:p text:style-name="P11"><text:span text:style-name="T10">Ngày cấp: {</text:span><text:span text:style-name="T11">$o[i].</text:span><text:span text:style-name="T10">organization.doc_time_provide:</text:span><text:span text:style-name="T11">convDate(YYYY-MM-DD,DD/MM/YYYY)</text:span><text:span text:style-name="T10">} <text:s text:c="5"/>Cơ quan cấp: Sở kế hoạch và đầu tư </text:span><text:span text:style-name="T15">{</text:span><text:span text:style-name="T11">$o[i].</text:span><text:span text:style-name="T15">organization.doc_place_provide.city}</text:span></text:p>
      <text:p text:style-name="P11"><text:span text:style-name="T10">Địa chỉ trụ sở chính:</text:span><text:span text:style-name="T15"> {</text:span><text:span text:style-name="T11">$o[i].</text:span><text:span text:style-name="T15">organization.doc_place_provide.address}, {</text:span><text:span text:style-name="T11">$o[i].</text:span><text:span text:style-name="T15">organization.doc_place_provide.town}, {</text:span><text:span text:style-name="T11">$o[i].</text:span><text:span text:style-name="T15">organization.doc_place_provide.district}, {</text:span><text:span text:style-name="T11">$o[i].</text:span><text:span text:style-name="T15">organization.doc_place_provide.city}.</text:span></text:p>
      <text:p text:style-name="P11"><text:span text:style-name="T10">Theo quy định Luật doanh nghiệp 2020 về người đại diện theo uỷ quyền của thành viên là tổ chức, thông tin người đại diện theo uỷ quyền của {</text:span><text:span text:style-name="T11">$o[i].</text:span><text:span text:style-name="T10">organization.name | upper}</text:span><text:span text:style-name="T8"> </text:span><text:span text:style-name="T10">như sau:</text:span></text:p>
      <text:p text:style-name="P12"><text:span text:style-name="T8">Số lượng người đại diện theo ủy quyền: </text:span><text:span text:style-name="T10">1 người<text:line-break/>Phần vốn góp tương ứng người đại diện theo ủy quyền: {</text:span><text:span text:style-name="T12">$c.</text:span><text:span text:style-name="T10">base_val.num} VNĐ chiếm 100% số vốn góp tại {</text:span><text:span text:style-name="T12">$c.</text:span><text:span text:style-name="T10">core.name}</text:span></text:p>
      <text:p text:style-name="P11"><text:span text:style-name="T8">Người được uỷ quyền: </text:span><text:span text:style-name="T17">{</text:span><text:span text:style-name="T9">$o[i].</text:span><text:span text:style-name="T8">name | upper}</text:span></text:p>
      <text:p text:style-name="P6">Sinh ngày: {<text:span text:style-name="T19">$o[i].</text:span>birth_day:<text:span text:style-name="T19">convDate(YYYY-MM-DD,DD/MM/YYYY)</text:span>} <text:s text:c="5"/>Quốc Tịch: Việt Nam</text:p>
      <text:p text:style-name="P7">CMND/CCCD/Hộ chiếu: {<text:span text:style-name="T19">$o[i].</text:span>doc_code}; Ngày cấp: {<text:span text:style-name="T19">$o[i].</text:span>doc_time_provide:<text:span text:style-name="T19">convDate(YYYY-MM-DD,DD/MM/YYYY)</text:span>}; Nơi cấp: {<text:span text:style-name="T19">$o[i].</text:span>doc_place_provide}.</text:p>
      <text:p text:style-name="P7">Thường trú tại: {<text:span text:style-name="T19">$o[i].</text:span>current.address}, {<text:span text:style-name="T19">$o[i].</text:span>current.town}, {<text:span text:style-name="T19">$o[i].</text:span>current.district}, {<text:span text:style-name="T19">$o[i].</text:span>current.city}.</text:p>
      <text:p text:style-name="P10"><text:span text:style-name="T8">Thời hạn ủy quyền</text:span><text:span text:style-name="T10">: từ ngày ký và sẽ tiếp tục có hiệu lực cho đến khi bị chúng tôi nộp thông báo rút bỏ.</text:span></text:p>
      <text:p text:style-name="P10"><text:span text:style-name="T10">Người đại diện theo uỷ quyền có các quyền và nghĩa vụ theo quy định tại Luật doanh nghiệp 2020</text:span><text:span text:style-name="T8">. </text:span><text:span text:style-name="T10">Chúng tôi cam kết người đại diện theo uỷ quyền có đầy đủ tiêu chuẩn và điều kiện theo quy định.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NGƯỜI ĐƯỢC UỶ QUYỀN</text:p>
            <text:p text:style-name="P13"/>
            <text:p text:style-name="P13"/>
          </table:table-cell>
          <table:table-cell table:style-name="Table1.A1" office:value-type="string">
            <text:p text:style-name="P2"><text:span text:style-name="T17">ĐẠI DIỆN {</text:span><text:span text:style-name="T9">$o[i].</text:span><text:span text:style-name="T17">organization.name}<text:line-break/></text:span><text:span text:style-name="T18">(ký, ghi rõ họ tên và đóng dấu)</text:span></text:p>
            <text:p text:style-name="P14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6">{<text:span text:style-name="T14">$o[i].</text:span>name:<text:span text:style-name="T19">upperCase()</text:span>}</text:p>
          </table:table-cell>
          <table:table-cell table:style-name="Table1.A1" office:value-type="string">
            <text:p text:style-name="P17">………………………………………</text:p>
          </table:table-cell>
        </table:table-row>
      </table:table>
      <text:p text:style-name="P18"><text:span text:style-name="T19">{</text:span><text:span text:style-name="T7">$o[i].</text:span><text:span text:style-name="T6">present_person:showEnd</text:span><text:span text:style-name="T19">}{</text:span><text:span text:style-name="T7">$o[i</text:span><text:span text:style-name="T6">+1</text:span><text:span text:style-name="T7">]</text:span><text:span text:style-name="T19">}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has-text-align-center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as-text-align-right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472in" fo:margin-right="0.47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rung</meta:initial-creator>
    <meta:editing-cycles>207</meta:editing-cycles>
    <meta:print-date>2022-07-18T05:03:00</meta:print-date>
    <meta:creation-date>2022-07-27T02:46:00</meta:creation-date>
    <dc:date>2023-10-14T10:51:27.517000000</dc:date>
    <dc:language>en-US</dc:language>
    <meta:editing-duration>PT1H31M7S</meta:editing-duration>
    <meta:generator>LibreOffice/7.4.0.3$Windows_X86_64 LibreOffice_project/f85e47c08ddd19c015c0114a68350214f7066f5a</meta:generator>
    <meta:document-statistic meta:table-count="1" meta:image-count="0" meta:object-count="0" meta:page-count="2" meta:paragraph-count="20" meta:word-count="251" meta:character-count="1984" meta:non-whitespace-character-count="1740"/>
    <meta:user-defined meta:name="AppVersion">16.0000</meta:user-defined>
    <meta:template xlink:type="simple" xlink:actuate="onRequest" xlink:title="Normal.dotm" xlink:href=""/>
  </office:meta>
</office:document-meta>
</file>